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920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4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256in" fo:break-before="auto" style:use-optimal-row-height="fals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2654in" fo:break-before="auto" style:use-optimal-row-height="fals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5pt solid #000000" fo:border-right="1.5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1.5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0092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6600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/>
    <style:style style:name="ce32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erif" fo:font-size="11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1pt"/>
    </style:style>
    <style:style style:name="T2" style:family="text">
      <style:text-properties fo:color="#000092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3" style:family="text">
      <style:text-properties fo:color="#000092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4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/>
    </style:style>
    <style:style style:name="T5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 style:text-position="super 58%"/>
    </style:style>
    <style:style style:name="T6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fo:letter-spacing="-0.0138in" style:font-name="Calibri" style:font-name-complex="Calibri"/>
    </style:style>
    <style:style style:name="T7" style:family="text">
      <style:text-properties style:use-window-font-color="true" style:font-name="Liberation Serif" fo:font-size="14pt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8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9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0" style:family="text">
      <style:text-properties fo:color="#006600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1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2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3" style:family="text">
      <style:text-properties fo:color="#000092" style:font-name="Liberation Serif" fo:font-size="14pt" fo:font-weight="bold" fo:font-style="italic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4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5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6" style:family="text">
      <style:text-properties fo:color="#000092" style:font-name="Liberation Serif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/>
    </style:style>
    <style:style style:name="T17" style:family="text">
      <style:text-properties fo:color="#006600" style:font-name="Liberation Serif" fo:font-size="16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18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style:text-position="sub 58%"/>
    </style:style>
    <style:style style:name="T19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20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fo:font-style="italic"/>
    </style:style>
    <style:style style:name="T21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fo:font-style="italic" style:font-size-complex="14pt"/>
    </style:style>
    <style:style style:name="T22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tyle="italic" fo:font-size="16pt" style:font-size-complex="16pt"/>
    </style:style>
    <style:style style:name="T23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 style:text-position="sub 58%"/>
    </style:style>
    <style:style style:name="T24" style:family="text">
      <style:text-properties fo:color="#9a0000" style:font-name="Liberation Serif" fo:font-size="15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5pt"/>
    </style:style>
    <style:style style:name="T25" style:family="text">
      <style:text-properties fo:color="#9a00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/>
    </style:style>
    <style:style style:name="T26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 fo:color="#0000cc" fo:font-style="italic"/>
    </style:style>
    <style:style style:name="T27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color="#9a0000"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0" calcext:value-type="float">
            <text:p>11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2*3.14*[.A4]*0.001*48.15" office:value-type="float" office:value="9.07146" calcext:value-type="float">
            <text:p>9.07146</text:p>
          </table:table-cell>
          <table:table-cell table:formula="of:=2*3.14*[.B4]*0.001*48.15" office:value-type="float" office:value="12.09528" calcext:value-type="float">
            <text:p>12.09528</text:p>
          </table:table-cell>
          <table:table-cell table:formula="of:=2*3.14*[.C4]*0.001*48.15" office:value-type="float" office:value="15.1191" calcext:value-type="float">
            <text:p>15.1191</text:p>
          </table:table-cell>
          <table:table-cell table:formula="of:=2*3.14*[.D4]*0.001*48.15" office:value-type="float" office:value="18.14292" calcext:value-type="float">
            <text:p>18.14292</text:p>
          </table:table-cell>
          <table:table-cell table:formula="of:=2*3.14*[.E4]*0.001*48.15" office:value-type="float" office:value="21.16674" calcext:value-type="float">
            <text:p>21.16674</text:p>
          </table:table-cell>
          <table:table-cell table:formula="of:=2*3.14*[.F4]*0.001*48.15" office:value-type="float" office:value="24.19056" calcext:value-type="float">
            <text:p>24.19056</text:p>
          </table:table-cell>
          <table:table-cell table:formula="of:=2*3.14*[.G4]*0.001*48.15" office:value-type="float" office:value="27.21438" calcext:value-type="float">
            <text:p>27.21438</text:p>
          </table:table-cell>
          <table:table-cell table:formula="of:=2*3.14*[.H4]*0.001*48.15" office:value-type="float" office:value="30.2382" calcext:value-type="float">
            <text:p>30.2382</text:p>
          </table:table-cell>
          <table:table-cell table:formula="of:=2*3.14*[.I4]*0.001*48.15" office:value-type="float" office:value="33.26202" calcext:value-type="float">
            <text:p>33.26202</text:p>
          </table:table-cell>
          <table:table-cell table:formula="of:=2*3.14*[.J4]*0.001*48.15" office:value-type="float" office:value="36.28584" calcext:value-type="float">
            <text:p>36.28584</text:p>
          </table:table-cell>
          <table:table-cell table:number-columns-repeated="3"/>
        </table:table-row>
        <table:table-row table:style-name="ro3">
          <table:table-cell table:style-name="ce2" office:value-type="float" office:value="70.53" calcext:value-type="float">
            <text:p>70.53</text:p>
          </table:table-cell>
          <table:table-cell table:style-name="ce11" office:value-type="float" office:value="81.88" calcext:value-type="float">
            <text:p>81.88</text:p>
          </table:table-cell>
          <table:table-cell table:style-name="ce11" office:value-type="float" office:value="89.34" calcext:value-type="float">
            <text:p>89.34</text:p>
          </table:table-cell>
          <table:table-cell table:style-name="ce11" office:value-type="float" office:value="94.4" calcext:value-type="float">
            <text:p>94.4</text:p>
          </table:table-cell>
          <table:table-cell table:style-name="ce11" office:value-type="float" office:value="97.89" calcext:value-type="float">
            <text:p>97.89</text:p>
          </table:table-cell>
          <table:table-cell table:style-name="ce11" office:value-type="float" office:value="100.4" calcext:value-type="float">
            <text:p>100.4</text:p>
          </table:table-cell>
          <table:table-cell table:style-name="ce11" office:value-type="float" office:value="102.2" calcext:value-type="float">
            <text:p>102.2</text:p>
          </table:table-cell>
          <table:table-cell table:style-name="ce11" office:value-type="float" office:value="103.5" calcext:value-type="float">
            <text:p>103.5</text:p>
          </table:table-cell>
          <table:table-cell table:style-name="ce11" office:value-type="float" office:value="104.6" calcext:value-type="float">
            <text:p>104.6</text:p>
          </table:table-cell>
          <table:table-cell table:style-name="ce28" office:value-type="float" office:value="105.4" calcext:value-type="float">
            <text:p>105.4</text:p>
          </table:table-cell>
          <table:table-cell table:number-columns-repeated="3"/>
        </table:table-row>
        <table:table-row table:style-name="ro3">
          <table:table-cell table:style-name="ce2" office:value-type="float" office:value="7.67" calcext:value-type="float">
            <text:p>7.67</text:p>
          </table:table-cell>
          <table:table-cell table:style-name="ce11" office:value-type="float" office:value="6.678" calcext:value-type="float">
            <text:p>6.678</text:p>
          </table:table-cell>
          <table:table-cell table:style-name="ce11" office:value-type="float" office:value="5.832" calcext:value-type="float">
            <text:p>5.832</text:p>
          </table:table-cell>
          <table:table-cell table:style-name="ce11" office:value-type="float" office:value="5.134" calcext:value-type="float">
            <text:p>5.134</text:p>
          </table:table-cell>
          <table:table-cell table:style-name="ce11" office:value-type="float" office:value="4.563" calcext:value-type="float">
            <text:p>4.563</text:p>
          </table:table-cell>
          <table:table-cell table:style-name="ce11" office:value-type="float" office:value="4.094" calcext:value-type="float">
            <text:p>4.094</text:p>
          </table:table-cell>
          <table:table-cell table:style-name="ce11" office:value-type="float" office:value="3.704" calcext:value-type="float">
            <text:p>3.704</text:p>
          </table:table-cell>
          <table:table-cell table:style-name="ce11" office:value-type="float" office:value="3.379" calcext:value-type="float">
            <text:p>3.379</text:p>
          </table:table-cell>
          <table:table-cell table:style-name="ce11" office:value-type="float" office:value="3.101" calcext:value-type="float">
            <text:p>3.101</text:p>
          </table:table-cell>
          <table:table-cell table:style-name="ce28" office:value-type="float" office:value="2.865" calcext:value-type="float">
            <text:p>2.865</text:p>
          </table:table-cell>
          <table:table-cell table:number-columns-repeated="3"/>
        </table:table-row>
        <table:table-row table:style-name="ro1">
          <table:table-cell table:formula="of:=[.A6]/[.A7]" office:value-type="float" office:value="9.19556714471969" calcext:value-type="float">
            <text:p>9.19556714471969</text:p>
          </table:table-cell>
          <table:table-cell table:formula="of:=[.B6]/[.B7]" office:value-type="float" office:value="12.2611560347409" calcext:value-type="float">
            <text:p>12.2611560347409</text:p>
          </table:table-cell>
          <table:table-cell table:formula="of:=[.C6]/[.C7]" office:value-type="float" office:value="15.3189300411523" calcext:value-type="float">
            <text:p>15.3189300411523</text:p>
          </table:table-cell>
          <table:table-cell table:formula="of:=[.D6]/[.D7]" office:value-type="float" office:value="18.3872224386443" calcext:value-type="float">
            <text:p>18.3872224386443</text:p>
          </table:table-cell>
          <table:table-cell table:formula="of:=[.E6]/[.E7]" office:value-type="float" office:value="21.4529914529915" calcext:value-type="float">
            <text:p>21.4529914529915</text:p>
          </table:table-cell>
          <table:table-cell table:formula="of:=[.F6]/[.F7]" office:value-type="float" office:value="24.523693209575" calcext:value-type="float">
            <text:p>24.523693209575</text:p>
          </table:table-cell>
          <table:table-cell table:formula="of:=[.G6]/[.G7]" office:value-type="float" office:value="27.5917926565875" calcext:value-type="float">
            <text:p>27.5917926565875</text:p>
          </table:table-cell>
          <table:table-cell table:formula="of:=[.H6]/[.H7]" office:value-type="float" office:value="30.6303640130216" calcext:value-type="float">
            <text:p>30.6303640130216</text:p>
          </table:table-cell>
          <table:table-cell table:formula="of:=[.I6]/[.I7]" office:value-type="float" office:value="33.7310544985489" calcext:value-type="float">
            <text:p>33.7310544985489</text:p>
          </table:table-cell>
          <table:table-cell table:formula="of:=[.J6]/[.J7]" office:value-type="float" office:value="36.7888307155323" calcext:value-type="float">
            <text:p>36.7888307155323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 table:number-columns-spanned="3" table:number-rows-spanned="2">
            <text:p>k</text:p>
          </table:table-cell>
          <table:covered-table-cell table:number-columns-repeated="2" table:style-name="ce42"/>
          <table:table-cell table:style-name="ce20" office:value-type="string" calcext:value-type="string" table:number-columns-spanned="10" table:number-rows-spanned="1">
            <text:p><text:span text:style-name="T24">ч</text:span><text:span text:style-name="T25">   а   с   т   о   т   а,</text:span><text:span text:style-name="T26">f</text:span><text:span text:style-name="T27">  Гц</text:span></text:p>
          </table:table-cell>
          <table:covered-table-cell table:number-columns-repeated="9" table:style-name="ce24"/>
        </table:table-row>
        <table:table-row table:style-name="ro1">
          <table:covered-table-cell table:style-name="ce4"/>
          <table:covered-table-cell table:number-columns-repeated="2" table:style-name="ce42"/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0" calcext:value-type="float">
            <text:p>110</text:p>
          </table:table-cell>
          <table:table-cell table:style-name="ce29" office:value-type="float" office:value="120" calcext:value-type="float">
            <text:p>120</text:p>
          </table:table-cell>
        </table:table-row>
        <table:table-row table:style-name="ro5">
          <table:table-cell table:style-name="ce5" office:value-type="string" calcext:value-type="string" table:number-columns-spanned="1" table:number-rows-spanned="4">
            <text:p>катушка</text:p>
          </table:table-cell>
          <table:table-cell table:style-name="ce13" office:value-type="string" calcext:value-type="string">
            <text:p>РАС</text:p>
            <text:p>счет.</text:p>
          </table:table-cell>
          <table:table-cell table:style-name="ce16" office:value-type="string" calcext:value-type="string">
            <text:p><text:span text:style-name="T2">Х</text:span><text:span text:style-name="T3">L</text:span>=2<text:span text:style-name="T2">π f L</text:span><text:span text:style-name="T4">•10</text:span><text:span text:style-name="T5">‒3</text:span><text:span text:style-name="T6">=</text:span></text:p>
          </table:table-cell>
          <table:table-cell table:style-name="ce22" table:formula="of:=2*3.14 *[.D12]*0.001*48.15" office:value-type="float" office:value="9.07146" calcext:value-type="float">
            <text:p>9.07</text:p>
          </table:table-cell>
          <table:table-cell table:style-name="ce22" table:formula="of:=2*3.14 *[.E12]*0.001*48.15" office:value-type="float" office:value="12.09528" calcext:value-type="float">
            <text:p>12.10</text:p>
          </table:table-cell>
          <table:table-cell table:style-name="ce22" table:formula="of:=2*3.14 *[.F12]*0.001*48.15" office:value-type="float" office:value="15.1191" calcext:value-type="float">
            <text:p>15.12</text:p>
          </table:table-cell>
          <table:table-cell table:style-name="ce22" table:formula="of:=2*3.14 *[.G12]*0.001*48.15" office:value-type="float" office:value="18.14292" calcext:value-type="float">
            <text:p>18.14</text:p>
          </table:table-cell>
          <table:table-cell table:style-name="ce22" table:formula="of:=2*3.14 *[.H12]*0.001*48.15" office:value-type="float" office:value="21.16674" calcext:value-type="float">
            <text:p>21.17</text:p>
          </table:table-cell>
          <table:table-cell table:style-name="ce22" table:formula="of:=2*3.14 *[.I12]*0.001*48.15" office:value-type="float" office:value="24.19056" calcext:value-type="float">
            <text:p>24.19</text:p>
          </table:table-cell>
          <table:table-cell table:style-name="ce22" table:formula="of:=2*3.14 *[.J12]*0.001*48.15" office:value-type="float" office:value="27.21438" calcext:value-type="float">
            <text:p>27.21</text:p>
          </table:table-cell>
          <table:table-cell table:style-name="ce22" table:formula="of:=2*3.14 *[.K12]*0.001*48.15" office:value-type="float" office:value="30.2382" calcext:value-type="float">
            <text:p>30.24</text:p>
          </table:table-cell>
          <table:table-cell table:style-name="ce22" table:formula="of:=2*3.14 *[.L12]*0.001*48.15" office:value-type="float" office:value="33.26202" calcext:value-type="float">
            <text:p>33.26</text:p>
          </table:table-cell>
          <table:table-cell table:style-name="ce22" table:formula="of:=2*3.14 *[.M12]*0.001*48.15" office:value-type="float" office:value="36.28584" calcext:value-type="float">
            <text:p>36.29</text:p>
          </table:table-cell>
        </table:table-row>
        <table:table-row table:style-name="ro6">
          <table:covered-table-cell table:style-name="ce6"/>
          <table:table-cell table:style-name="ce14" office:value-type="string" calcext:value-type="string" table:number-columns-spanned="1" table:number-rows-spanned="3">
            <text:p>ЭКС</text:p>
            <text:p>пери</text:p>
            <text:p>мент<text:span text:style-name="T1">о</text:span></text:p>
          </table:table-cell>
          <table:table-cell table:style-name="ce17" office:value-type="string" calcext:value-type="string">
            <text:p><text:span text:style-name="T7">U</text:span><text:span text:style-name="T8">L</text:span><text:span text:style-name="T9">, В</text:span></text:p>
          </table:table-cell>
          <table:table-cell table:style-name="ce23" office:value-type="float" office:value="70.53" calcext:value-type="float">
            <text:p>70.53</text:p>
          </table:table-cell>
          <table:table-cell table:style-name="ce26" office:value-type="float" office:value="81.88" calcext:value-type="float">
            <text:p>81.88</text:p>
          </table:table-cell>
          <table:table-cell table:style-name="ce26" office:value-type="float" office:value="89.34" calcext:value-type="float">
            <text:p>89.34</text:p>
          </table:table-cell>
          <table:table-cell table:style-name="ce26" office:value-type="float" office:value="94.4" calcext:value-type="float">
            <text:p>94.40</text:p>
          </table:table-cell>
          <table:table-cell table:style-name="ce26" office:value-type="float" office:value="97.89" calcext:value-type="float">
            <text:p>97.89</text:p>
          </table:table-cell>
          <table:table-cell table:style-name="ce26" office:value-type="float" office:value="100.4" calcext:value-type="float">
            <text:p>100.40</text:p>
          </table:table-cell>
          <table:table-cell table:style-name="ce26" office:value-type="float" office:value="102.2" calcext:value-type="float">
            <text:p>102.20</text:p>
          </table:table-cell>
          <table:table-cell table:style-name="ce26" office:value-type="float" office:value="103.5" calcext:value-type="float">
            <text:p>103.50</text:p>
          </table:table-cell>
          <table:table-cell table:style-name="ce26" office:value-type="float" office:value="104.6" calcext:value-type="float">
            <text:p>104.60</text:p>
          </table:table-cell>
          <table:table-cell table:style-name="ce30" office:value-type="float" office:value="105.4" calcext:value-type="float">
            <text:p>105.40</text:p>
          </table:table-cell>
        </table:table-row>
        <table:table-row table:style-name="ro6">
          <table:covered-table-cell table:style-name="ce6"/>
          <table:covered-table-cell table:style-name="ce45"/>
          <table:table-cell table:style-name="ce17" office:value-type="string" calcext:value-type="string">
            <text:p><text:span text:style-name="T7">I</text:span><text:span text:style-name="T8">L</text:span><text:span text:style-name="T9">, А</text:span></text:p>
          </table:table-cell>
          <table:table-cell table:style-name="ce23" office:value-type="float" office:value="7.67" calcext:value-type="float">
            <text:p>7.67</text:p>
          </table:table-cell>
          <table:table-cell table:style-name="ce26" office:value-type="float" office:value="6.678" calcext:value-type="float">
            <text:p>6.68</text:p>
          </table:table-cell>
          <table:table-cell table:style-name="ce26" office:value-type="float" office:value="5.832" calcext:value-type="float">
            <text:p>5.83</text:p>
          </table:table-cell>
          <table:table-cell table:style-name="ce26" office:value-type="float" office:value="5.134" calcext:value-type="float">
            <text:p>5.13</text:p>
          </table:table-cell>
          <table:table-cell table:style-name="ce26" office:value-type="float" office:value="4.563" calcext:value-type="float">
            <text:p>4.56</text:p>
          </table:table-cell>
          <table:table-cell table:style-name="ce26" office:value-type="float" office:value="4.094" calcext:value-type="float">
            <text:p>4.09</text:p>
          </table:table-cell>
          <table:table-cell table:style-name="ce26" office:value-type="float" office:value="3.704" calcext:value-type="float">
            <text:p>3.70</text:p>
          </table:table-cell>
          <table:table-cell table:style-name="ce26" office:value-type="float" office:value="3.379" calcext:value-type="float">
            <text:p>3.38</text:p>
          </table:table-cell>
          <table:table-cell table:style-name="ce26" office:value-type="float" office:value="3.101" calcext:value-type="float">
            <text:p>3.10</text:p>
          </table:table-cell>
          <table:table-cell table:style-name="ce30" office:value-type="float" office:value="2.865" calcext:value-type="float">
            <text:p>2.87</text:p>
          </table:table-cell>
        </table:table-row>
        <table:table-row table:style-name="ro6">
          <table:covered-table-cell table:style-name="ce7"/>
          <table:covered-table-cell table:style-name="ce45"/>
          <table:table-cell table:style-name="ce16" office:value-type="string" calcext:value-type="string">
            <text:p><text:span text:style-name="T10">Х</text:span><text:span text:style-name="T11">L</text:span>=<text:span text:style-name="T10">U</text:span><text:span text:style-name="T11">L</text:span><text:span text:style-name="T12"> / I</text:span><text:span text:style-name="T11">L</text:span></text:p>
          </table:table-cell>
          <table:table-cell table:style-name="ce23" table:formula="of:=[.D14]/[.D15]" office:value-type="float" office:value="9.19556714471969" calcext:value-type="float">
            <text:p>9.20</text:p>
          </table:table-cell>
          <table:table-cell table:style-name="ce23" table:formula="of:=[.E14]/[.E15]" office:value-type="float" office:value="12.2611560347409" calcext:value-type="float">
            <text:p>12.26</text:p>
          </table:table-cell>
          <table:table-cell table:style-name="ce23" table:formula="of:=[.F14]/[.F15]" office:value-type="float" office:value="15.3189300411523" calcext:value-type="float">
            <text:p>15.32</text:p>
          </table:table-cell>
          <table:table-cell table:style-name="ce23" table:formula="of:=[.G14]/[.G15]" office:value-type="float" office:value="18.3872224386443" calcext:value-type="float">
            <text:p>18.39</text:p>
          </table:table-cell>
          <table:table-cell table:style-name="ce23" table:formula="of:=[.H14]/[.H15]" office:value-type="float" office:value="21.4529914529915" calcext:value-type="float">
            <text:p>21.45</text:p>
          </table:table-cell>
          <table:table-cell table:style-name="ce23" table:formula="of:=[.I14]/[.I15]" office:value-type="float" office:value="24.523693209575" calcext:value-type="float">
            <text:p>24.52</text:p>
          </table:table-cell>
          <table:table-cell table:style-name="ce23" table:formula="of:=[.J14]/[.J15]" office:value-type="float" office:value="27.5917926565875" calcext:value-type="float">
            <text:p>27.59</text:p>
          </table:table-cell>
          <table:table-cell table:style-name="ce23" table:formula="of:=[.K14]/[.K15]" office:value-type="float" office:value="30.6303640130216" calcext:value-type="float">
            <text:p>30.63</text:p>
          </table:table-cell>
          <table:table-cell table:style-name="ce23" table:formula="of:=[.L14]/[.L15]" office:value-type="float" office:value="33.7310544985489" calcext:value-type="float">
            <text:p>33.73</text:p>
          </table:table-cell>
          <table:table-cell table:style-name="ce23" table:formula="of:=[.M14]/[.M15]" office:value-type="float" office:value="36.7888307155323" calcext:value-type="float">
            <text:p>36.79</text:p>
          </table:table-cell>
        </table:table-row>
        <table:table-row table:style-name="ro7">
          <table:table-cell table:style-name="ce8" office:value-type="string" calcext:value-type="string" table:number-columns-spanned="1" table:number-rows-spanned="4">
            <text:p>конденсатор</text:p>
          </table:table-cell>
          <table:table-cell table:style-name="ce13" office:value-type="string" calcext:value-type="string">
            <text:p>. РАС</text:p>
            <text:p>счет</text:p>
          </table:table-cell>
          <table:table-cell table:style-name="ce18" office:value-type="string" calcext:value-type="string">
            <text:p><text:span text:style-name="T13">Х</text:span><text:span text:style-name="T14">C</text:span><text:span text:style-name="T15">=</text:span><text:span text:style-name="T16">=</text:span></text:p>
          </table:table-cell>
          <table:table-cell table:style-name="ce23" table:formula="of:=1/(2 * 3.14 * [.D12]*210*0.000001)" office:value-type="float" office:value="25.2755029825094" calcext:value-type="float">
            <text:p>25.28</text:p>
          </table:table-cell>
          <table:table-cell table:style-name="ce23" table:formula="of:=1/(2 * 3.14 * [.E12]*210*0.000001)" office:value-type="float" office:value="18.956627236882" calcext:value-type="float">
            <text:p>18.96</text:p>
          </table:table-cell>
          <table:table-cell table:style-name="ce23" table:formula="of:=1/(2 * 3.14 * [.F12]*210*0.000001)" office:value-type="float" office:value="15.1653017895056" calcext:value-type="float">
            <text:p>15.17</text:p>
          </table:table-cell>
          <table:table-cell table:style-name="ce23" table:formula="of:=1/(2 * 3.14 * [.G12]*210*0.000001)" office:value-type="float" office:value="12.6377514912547" calcext:value-type="float">
            <text:p>12.64</text:p>
          </table:table-cell>
          <table:table-cell table:style-name="ce23" table:formula="of:=1/(2 * 3.14 * [.H12]*210*0.000001)" office:value-type="float" office:value="10.8323584210754" calcext:value-type="float">
            <text:p>10.83</text:p>
          </table:table-cell>
          <table:table-cell table:style-name="ce23" table:formula="of:=1/(2 * 3.14 * [.I12]*210*0.000001)" office:value-type="float" office:value="9.47831361844101" calcext:value-type="float">
            <text:p>9.48</text:p>
          </table:table-cell>
          <table:table-cell table:style-name="ce23" table:formula="of:=1/(2 * 3.14 * [.J12]*210*0.000001)" office:value-type="float" office:value="8.42516766083645" calcext:value-type="float">
            <text:p>8.43</text:p>
          </table:table-cell>
          <table:table-cell table:style-name="ce23" table:formula="of:=1/(2 * 3.14 * [.K12]*210*0.000001)" office:value-type="float" office:value="7.58265089475281" calcext:value-type="float">
            <text:p>7.58</text:p>
          </table:table-cell>
          <table:table-cell table:style-name="ce23" table:formula="of:=1/(2 * 3.14 * [.L12]*210*0.000001)" office:value-type="float" office:value="6.89331899522982" calcext:value-type="float">
            <text:p>6.89</text:p>
          </table:table-cell>
          <table:table-cell table:style-name="ce23" table:formula="of:=1/(2 * 3.14 * [.M12]*210*0.000001)" office:value-type="float" office:value="6.31887574562734" calcext:value-type="float">
            <text:p>6.32</text:p>
          </table:table-cell>
        </table:table-row>
        <table:table-row table:style-name="ro6">
          <table:covered-table-cell table:style-name="ce9"/>
          <table:table-cell table:style-name="ce45" office:value-type="string" calcext:value-type="string" table:number-columns-spanned="1" table:number-rows-spanned="3">
            <text:p>ЭКС</text:p>
            <text:p>пери</text:p>
            <text:p>мент</text:p>
            <text:p/>
          </table:table-cell>
          <table:table-cell table:style-name="ce17" office:value-type="string" calcext:value-type="string">
            <text:p><text:span text:style-name="T7">U</text:span><text:span text:style-name="T8">C</text:span><text:span text:style-name="T9">, В</text:span></text:p>
          </table:table-cell>
          <table:table-cell table:style-name="ce23" office:value-type="float" office:value="100.7" calcext:value-type="float">
            <text:p>100.70</text:p>
          </table:table-cell>
          <table:table-cell table:style-name="ce26" office:value-type="float" office:value="94.82" calcext:value-type="float">
            <text:p>94.82</text:p>
          </table:table-cell>
          <table:table-cell table:style-name="ce26" office:value-type="float" office:value="88.64" calcext:value-type="float">
            <text:p>88.64</text:p>
          </table:table-cell>
          <table:table-cell table:style-name="ce26" office:value-type="float" office:value="82.48" calcext:value-type="float">
            <text:p>82.48</text:p>
          </table:table-cell>
          <table:table-cell table:style-name="ce26" office:value-type="float" office:value="76.64" calcext:value-type="float">
            <text:p>76.64</text:p>
          </table:table-cell>
          <table:table-cell table:style-name="ce26" office:value-type="float" office:value="71.23" calcext:value-type="float">
            <text:p>71.23</text:p>
          </table:table-cell>
          <table:table-cell table:style-name="ce26" office:value-type="float" office:value="66.31" calcext:value-type="float">
            <text:p>66.31</text:p>
          </table:table-cell>
          <table:table-cell table:style-name="ce26" office:value-type="float" office:value="61.87" calcext:value-type="float">
            <text:p>61.87</text:p>
          </table:table-cell>
          <table:table-cell table:style-name="ce26" office:value-type="float" office:value="57.84" calcext:value-type="float">
            <text:p>57.84</text:p>
          </table:table-cell>
          <table:table-cell table:style-name="ce30" office:value-type="float" office:value="54" calcext:value-type="float">
            <text:p>54.00</text:p>
          </table:table-cell>
        </table:table-row>
        <table:table-row table:style-name="ro6">
          <table:covered-table-cell table:style-name="ce9"/>
          <table:covered-table-cell table:style-name="ce45"/>
          <table:table-cell table:style-name="ce17" office:value-type="string" calcext:value-type="string">
            <text:p><text:span text:style-name="T7">I</text:span><text:span text:style-name="T8">C</text:span><text:span text:style-name="T9">, А</text:span></text:p>
          </table:table-cell>
          <table:table-cell table:style-name="ce23" office:value-type="float" office:value="4.035" calcext:value-type="float">
            <text:p>4.04</text:p>
          </table:table-cell>
          <table:table-cell table:style-name="ce26" office:value-type="float" office:value="5.067" calcext:value-type="float">
            <text:p>5.07</text:p>
          </table:table-cell>
          <table:table-cell table:style-name="ce26" office:value-type="float" office:value="5.922" calcext:value-type="float">
            <text:p>5.92</text:p>
          </table:table-cell>
          <table:table-cell table:style-name="ce26" office:value-type="float" office:value="6.614" calcext:value-type="float">
            <text:p>6.61</text:p>
          </table:table-cell>
          <table:table-cell table:style-name="ce26" office:value-type="float" office:value="7.173" calcext:value-type="float">
            <text:p>7.17</text:p>
          </table:table-cell>
          <table:table-cell table:style-name="ce26" office:value-type="float" office:value="7.617" calcext:value-type="float">
            <text:p>7.62</text:p>
          </table:table-cell>
          <table:table-cell table:style-name="ce26" office:value-type="float" office:value="7.978" calcext:value-type="float">
            <text:p>7.98</text:p>
          </table:table-cell>
          <table:table-cell table:style-name="ce26" office:value-type="float" office:value="8.267" calcext:value-type="float">
            <text:p>8.27</text:p>
          </table:table-cell>
          <table:table-cell table:style-name="ce26" office:value-type="float" office:value="8.503" calcext:value-type="float">
            <text:p>8.50</text:p>
          </table:table-cell>
          <table:table-cell table:style-name="ce30" office:value-type="float" office:value="8.698" calcext:value-type="float">
            <text:p>8.70</text:p>
          </table:table-cell>
        </table:table-row>
        <table:table-row table:style-name="ro8">
          <table:covered-table-cell table:style-name="ce9"/>
          <table:covered-table-cell table:style-name="ce45"/>
          <table:table-cell table:style-name="ce19" office:value-type="string" calcext:value-type="string">
            <text:p><text:span text:style-name="T17">Х</text:span><text:span text:style-name="T18">C</text:span><text:span text:style-name="T19">=</text:span><text:span text:style-name="T20">U</text:span><text:span text:style-name="T18">C</text:span><text:span text:style-name="T21">/</text:span><text:span text:style-name="T22">I</text:span><text:span text:style-name="T23">C</text:span></text:p>
          </table:table-cell>
          <table:table-cell table:style-name="ce23" table:formula="of:=[.D18]/[.D19]" office:value-type="float" office:value="24.9566294919455" calcext:value-type="float">
            <text:p>24.96</text:p>
          </table:table-cell>
          <table:table-cell table:style-name="ce23" table:formula="of:=[.E18]/[.E19]" office:value-type="float" office:value="18.7132425498322" calcext:value-type="float">
            <text:p>18.71</text:p>
          </table:table-cell>
          <table:table-cell table:style-name="ce23" table:formula="of:=[.F18]/[.F19]" office:value-type="float" office:value="14.967916244512" calcext:value-type="float">
            <text:p>14.97</text:p>
          </table:table-cell>
          <table:table-cell table:style-name="ce23" table:formula="of:=[.G18]/[.G19]" office:value-type="float" office:value="12.4705170849713" calcext:value-type="float">
            <text:p>12.47</text:p>
          </table:table-cell>
          <table:table-cell table:style-name="ce23" table:formula="of:=[.H18]/[.H19]" office:value-type="float" office:value="10.6845113620521" calcext:value-type="float">
            <text:p>10.68</text:p>
          </table:table-cell>
          <table:table-cell table:style-name="ce23" table:formula="of:=[.I18]/[.I19]" office:value-type="float" office:value="9.35145070237626" calcext:value-type="float">
            <text:p>9.35</text:p>
          </table:table-cell>
          <table:table-cell table:style-name="ce23" table:formula="of:=[.J18]/[.J19]" office:value-type="float" office:value="8.31160691902733" calcext:value-type="float">
            <text:p>8.31</text:p>
          </table:table-cell>
          <table:table-cell table:style-name="ce23" table:formula="of:=[.K18]/[.K19]" office:value-type="float" office:value="7.48397242046692" calcext:value-type="float">
            <text:p>7.48</text:p>
          </table:table-cell>
          <table:table-cell table:style-name="ce23" table:formula="of:=[.L18]/[.L19]" office:value-type="float" office:value="6.80230506879925" calcext:value-type="float">
            <text:p>6.80</text:p>
          </table:table-cell>
          <table:table-cell table:style-name="ce23" table:formula="of:=[.M18]/[.M19]" office:value-type="float" office:value="6.2083237525868" calcext:value-type="float">
            <text:p>6.2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1925in" svg:y="0.2728in">
            <draw:object draw:notify-on-update-of-ranges="Sheet2.A2:Sheet2.A11 Sheet2.B1:Sheet2.B1 Sheet2.B2:Sheet2.B11 Sheet2.A2:Sheet2.A11 Sheet2.C1:Sheet2.C1 Sheet2.C2:Sheet2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1"/>
        <table:table-column table:style-name="co5" table:number-columns-repeated="2" table:default-cell-style-name="ce32"/>
        <table:table-column table:style-name="co5" table:number-columns-repeated="10" table:default-cell-style-name="Default"/>
        <table:table-row table:style-name="ro9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Катушка</text:p>
          </table:table-cell>
          <table:table-cell table:style-name="Default" office:value-type="string" calcext:value-type="string">
            <text:p>Конденсатор</text:p>
          </table:table-cell>
          <table:table-cell table:number-columns-repeated="10"/>
        </table:table-row>
        <table:table-row table:style-name="ro1">
          <table:table-cell table:formula="of:=[$Sheet1.$D$12]" office:value-type="float" office:value="30" calcext:value-type="float">
            <text:p>30</text:p>
          </table:table-cell>
          <table:table-cell table:formula="of:=[$Sheet1.$D$13]" office:value-type="float" office:value="9.07146" calcext:value-type="float">
            <text:p>9.071</text:p>
          </table:table-cell>
          <table:table-cell table:formula="of:=[$Sheet1.$D$17]" office:value-type="float" office:value="25.2755029825094" calcext:value-type="float">
            <text:p>25.276</text:p>
          </table:table-cell>
          <table:table-cell table:number-columns-repeated="10"/>
        </table:table-row>
        <table:table-row table:style-name="ro1">
          <table:table-cell table:formula="of:=[$Sheet1.$E$12]" office:value-type="float" office:value="40" calcext:value-type="float">
            <text:p>40</text:p>
          </table:table-cell>
          <table:table-cell table:formula="of:=[$Sheet1.$E$13]" office:value-type="float" office:value="12.09528" calcext:value-type="float">
            <text:p>12.095</text:p>
          </table:table-cell>
          <table:table-cell table:formula="of:=[$Sheet1.$E$17]" office:value-type="float" office:value="18.956627236882" calcext:value-type="float">
            <text:p>18.957</text:p>
          </table:table-cell>
          <table:table-cell table:number-columns-repeated="10"/>
        </table:table-row>
        <table:table-row table:style-name="ro1">
          <table:table-cell table:formula="of:=[$Sheet1.$F$12]" office:value-type="float" office:value="50" calcext:value-type="float">
            <text:p>50</text:p>
          </table:table-cell>
          <table:table-cell table:formula="of:=[$Sheet1.$F$13]" office:value-type="float" office:value="15.1191" calcext:value-type="float">
            <text:p>15.119</text:p>
          </table:table-cell>
          <table:table-cell table:formula="of:=[$Sheet1.$F$17]" office:value-type="float" office:value="15.1653017895056" calcext:value-type="float">
            <text:p>15.165</text:p>
          </table:table-cell>
          <table:table-cell table:number-columns-repeated="10"/>
        </table:table-row>
        <table:table-row table:style-name="ro1">
          <table:table-cell table:formula="of:=[$Sheet1.$G$12]+1" office:value-type="float" office:value="61" calcext:value-type="float">
            <text:p>61</text:p>
          </table:table-cell>
          <table:table-cell table:formula="of:=[$Sheet1.$G$13]" office:value-type="float" office:value="18.14292" calcext:value-type="float">
            <text:p>18.143</text:p>
          </table:table-cell>
          <table:table-cell table:formula="of:=[$Sheet1.$G$17]" office:value-type="float" office:value="12.6377514912547" calcext:value-type="float">
            <text:p>12.638</text:p>
          </table:table-cell>
          <table:table-cell table:number-columns-repeated="10"/>
        </table:table-row>
        <table:table-row table:style-name="ro1">
          <table:table-cell table:formula="of:=[$Sheet1.$H$12]" office:value-type="float" office:value="70" calcext:value-type="float">
            <text:p>70</text:p>
          </table:table-cell>
          <table:table-cell table:formula="of:=[$Sheet1.$H$13]" office:value-type="float" office:value="21.16674" calcext:value-type="float">
            <text:p>21.167</text:p>
          </table:table-cell>
          <table:table-cell table:formula="of:=[$Sheet1.$H$17]" office:value-type="float" office:value="10.8323584210754" calcext:value-type="float">
            <text:p>10.832</text:p>
          </table:table-cell>
          <table:table-cell table:number-columns-repeated="10"/>
        </table:table-row>
        <table:table-row table:style-name="ro1">
          <table:table-cell table:formula="of:=[$Sheet1.$I$12]" office:value-type="float" office:value="80" calcext:value-type="float">
            <text:p>80</text:p>
          </table:table-cell>
          <table:table-cell table:formula="of:=[$Sheet1.$I$13]" office:value-type="float" office:value="24.19056" calcext:value-type="float">
            <text:p>24.191</text:p>
          </table:table-cell>
          <table:table-cell table:formula="of:=[$Sheet1.$I$17]" office:value-type="float" office:value="9.47831361844101" calcext:value-type="float">
            <text:p>9.478</text:p>
          </table:table-cell>
          <table:table-cell table:number-columns-repeated="10"/>
        </table:table-row>
        <table:table-row table:style-name="ro1">
          <table:table-cell table:formula="of:=[$Sheet1.$J$12]" office:value-type="float" office:value="90" calcext:value-type="float">
            <text:p>90</text:p>
          </table:table-cell>
          <table:table-cell table:formula="of:=[$Sheet1.$J$13]" office:value-type="float" office:value="27.21438" calcext:value-type="float">
            <text:p>27.214</text:p>
          </table:table-cell>
          <table:table-cell table:formula="of:=[$Sheet1.$J$17]" office:value-type="float" office:value="8.42516766083645" calcext:value-type="float">
            <text:p>8.425</text:p>
          </table:table-cell>
          <table:table-cell table:number-columns-repeated="10"/>
        </table:table-row>
        <table:table-row table:style-name="ro1">
          <table:table-cell table:formula="of:=[$Sheet1.$K$12]" office:value-type="float" office:value="100" calcext:value-type="float">
            <text:p>100</text:p>
          </table:table-cell>
          <table:table-cell table:formula="of:=[$Sheet1.$K$13]" office:value-type="float" office:value="30.2382" calcext:value-type="float">
            <text:p>30.238</text:p>
          </table:table-cell>
          <table:table-cell table:formula="of:=[$Sheet1.$K$17]" office:value-type="float" office:value="7.58265089475281" calcext:value-type="float">
            <text:p>7.583</text:p>
          </table:table-cell>
          <table:table-cell table:number-columns-repeated="10"/>
        </table:table-row>
        <table:table-row table:style-name="ro1">
          <table:table-cell table:formula="of:=[$Sheet1.$L$12]" office:value-type="float" office:value="110" calcext:value-type="float">
            <text:p>110</text:p>
          </table:table-cell>
          <table:table-cell table:formula="of:=[$Sheet1.$L$13]" office:value-type="float" office:value="33.26202" calcext:value-type="float">
            <text:p>33.262</text:p>
          </table:table-cell>
          <table:table-cell table:formula="of:=[$Sheet1.$L$17]" office:value-type="float" office:value="6.89331899522982" calcext:value-type="float">
            <text:p>6.893</text:p>
          </table:table-cell>
          <table:table-cell table:number-columns-repeated="10"/>
        </table:table-row>
        <table:table-row table:style-name="ro1">
          <table:table-cell table:formula="of:=[$Sheet1.$M$12]" office:value-type="float" office:value="120" calcext:value-type="float">
            <text:p>120</text:p>
          </table:table-cell>
          <table:table-cell table:formula="of:=[$Sheet1.$M$13]" office:value-type="float" office:value="36.28584" calcext:value-type="float">
            <text:p>36.286</text:p>
          </table:table-cell>
          <table:table-cell table:formula="of:=[$Sheet1.$M$17]" office:value-type="float" office:value="6.31887574562734" calcext:value-type="float">
            <text:p>6.319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6:42:33.27269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11:42.228567918</meta:creation-date>
    <dc:date>2024-11-25T21:36:08.919417844</dc:date>
    <meta:editing-duration>PT4H51M53S</meta:editing-duration>
    <meta:editing-cycles>2</meta:editing-cycles>
    <meta:generator>LibreOffice/24.8.2.1$Linux_X86_64 LibreOffice_project/480$Build-1</meta:generator>
    <meta:document-statistic meta:table-count="2" meta:cell-count="1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2cm" svg:y="3.952cm" style:legend-expansion="custom" svg:width="3.201cm" svg:height="1.096cm" style:legend-expansion-aspect-ratio="2.9206204379562" chart:style-name="ch2"/>
        <chart:plot-area chart:style-name="ch3" table:cell-range-address="Sheet2.A2:Sheet2.C11 Sheet2.B1:Sheet2.C1" chart:data-source-has-labels="row" svg:x="1.017cm" svg:y="0.317cm" svg:width="13.01cm" svg:height="8.637cm">
          <chart:coordinate-region svg:x="2.32cm" svg:y="0.516cm" svg:width="11.419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8" chart:values-cell-range-address="Sheet2.C2:Sheet2.C11" chart:label-cell-address="Sheet2.C1:Sheet2.C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Катушка</text:p>
                <draw:g>
                  <svg:desc>Sheet2.B1:Sheet2.B1</svg:desc>
                </draw:g>
              </table:table-cell>
              <table:table-cell office:value-type="string">
                <text:p>Конденсатор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2.A2:Sheet2.A11</svg:desc>
                </draw:g>
              </table:table-cell>
              <table:table-cell office:value-type="float" office:value="9.07146">
                <text:p>9.07146</text:p>
                <draw:g>
                  <svg:desc>Sheet2.B2:Sheet2.B11</svg:desc>
                </draw:g>
              </table:table-cell>
              <table:table-cell office:value-type="float" office:value="25.2755029825094">
                <text:p>25.2755029825094</text:p>
                <draw:g>
                  <svg:desc>Sheet2.C2:Sheet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.09528">
                <text:p>12.09528</text:p>
              </table:table-cell>
              <table:table-cell office:value-type="float" office:value="18.956627236882">
                <text:p>18.95662723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.1191">
                <text:p>15.1191</text:p>
              </table:table-cell>
              <table:table-cell office:value-type="float" office:value="15.1653017895056">
                <text:p>15.165301789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8.14292">
                <text:p>18.14292</text:p>
              </table:table-cell>
              <table:table-cell office:value-type="float" office:value="12.6377514912547">
                <text:p>12.6377514912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1.16674">
                <text:p>21.16674</text:p>
              </table:table-cell>
              <table:table-cell office:value-type="float" office:value="10.8323584210754">
                <text:p>10.832358421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4.19056">
                <text:p>24.19056</text:p>
              </table:table-cell>
              <table:table-cell office:value-type="float" office:value="9.47831361844101">
                <text:p>9.4783136184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7.21438">
                <text:p>27.21438</text:p>
              </table:table-cell>
              <table:table-cell office:value-type="float" office:value="8.42516766083645">
                <text:p>8.42516766083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0.2382">
                <text:p>30.2382</text:p>
              </table:table-cell>
              <table:table-cell office:value-type="float" office:value="7.58265089475281">
                <text:p>7.58265089475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33.26202">
                <text:p>33.26202</text:p>
              </table:table-cell>
              <table:table-cell office:value-type="float" office:value="6.89331899522982">
                <text:p>6.89331899522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6.28584">
                <text:p>36.28584</text:p>
              </table:table-cell>
              <table:table-cell office:value-type="float" office:value="6.31887574562734">
                <text:p>6.3188757456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